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2BEEE260C348C193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897cm, 5.323cm, 19.138cm, 5.384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20.15cm" svg:height="23.199cm" svg:x="0.392cm" svg:y="0.592cm">
          <draw:image xlink:href="Pictures/10000000000005E8000007E02BEEE260C348C193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2-09-23T17:18:29.740768819</dc:date>
    <meta:editing-duration>PT3M25S</meta:editing-duration>
    <meta:editing-cycles>5</meta:editing-cycles>
    <meta:generator>LibreOffice/7.3.5.2$MacOSX_AARCH64 LibreOffice_project/184fe81b8c8c30d8b5082578aee2fed2ea847c01</meta:generator>
    <meta:document-statistic meta:object-count="1"/>
  </office:meta>
</office:document-meta>
</file>